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/>
    </style:style>
    <style:style style:name="T111" style:family="text">
      <style:text-properties fo:color="#ff6600" fo:language="en" fo:country="US"/>
    </style:style>
    <style:style style:name="T11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3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<text:span text:style-name="T110">БДКН-0</text:span><text:span text:style-name="T111">6</text:span>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ext:soft-page-break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5784080262710475350" text:style-name="WW8Num2">
              <text:list-item>
                <text:p text:style-name="P74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2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4"><text:span text:style-name="T112">БДК</text:span><text:span text:style-name="T113">Н</text:span><text:span text:style-name="T1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05-26T11:21:43.36</dc:date>
    <meta:print-date>2019-04-03T15:18:00</meta:print-date>
    <meta:editing-cycles>130</meta:editing-cycles>
    <meta:editing-duration>P1DT8H25M6S</meta:editing-duration>
    <meta:generator>OpenOffice/4.1.6$Win32 OpenOffice.org_project/416m1$Build-9790</meta:generator>
    <meta:document-statistic meta:table-count="94" meta:image-count="1" meta:object-count="0" meta:page-count="11" meta:paragraph-count="2057" meta:word-count="3386" meta:character-count="21039"/>
  </office:meta>
</office:document-meta>
</file>